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ohit Hindi1" svg:font-family="'Lohit Hindi'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8pt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margin-left="11.568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5" style:family="paragraph" style:parent-style-name="Standard">
      <style:paragraph-properties fo:margin-left="11.262cm" fo:margin-right="0cm" fo:text-align="start" style:justify-single-word="false" fo:text-indent="0cm" style:auto-text-indent="false"/>
      <style:text-properties fo:font-size="16pt" style:font-size-asian="16pt" style:font-size-complex="16pt"/>
    </style:style>
    <style:style style:name="P6" style:family="paragraph" style:parent-style-name="Standard">
      <style:paragraph-properties fo:text-align="start" style:justify-single-word="false"/>
      <style:text-properties style:font-name="Tlwg Typist" fo:font-size="12pt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lwg Typist" fo:font-size="12pt" style:font-size-asian="10.5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style:font-name="Tlwg Typist" fo:font-size="14pt" style:font-size-asian="12.25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Национальный Технический Университет Украины</text:p>
      <text:p text:style-name="P3">«Киевский Политехнический Институт»</text:p>
      <text:p text:style-name="P1"/>
      <text:p text:style-name="P1"/>
      <text:p text:style-name="P1"/>
      <text:p text:style-name="P1"/>
      <text:p text:style-name="P1"/>
      <text:p text:style-name="P1">Лабораторная работа №2</text:p>
      <text:p text:style-name="P2">По параллельным и распределенным вычислениям</text:p>
      <text:p text:style-name="P4"/>
      <text:p text:style-name="P4"/>
      <text:p text:style-name="P4"/>
      <text:p text:style-name="P4"/>
      <text:p text:style-name="P4"/>
      <text:p text:style-name="P4"/>
      <text:p text:style-name="P5">Выполнил:</text:p>
      <text:p text:style-name="P4">студент группы ИВ-81</text:p>
      <text:p text:style-name="P4">Кушниренко Александр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иев, 2010г.</text:p>
      <text:p text:style-name="P8">Пакет P1:</text:p>
      <text:p text:style-name="P6">Source file: P1.adb</text:p>
      <text:p text:style-name="P6"><text:s text:c="2"/>1 with Ada.Text_IO;</text:p>
      <text:p text:style-name="P6"><text:s text:c="2"/>2 use Ada.Text_IO;</text:p>
      <text:p text:style-name="P6"><text:s text:c="2"/>3 </text:p>
      <text:p text:style-name="P6"><text:s text:c="2"/>4 separate(l2)</text:p>
      <text:p text:style-name="P6"><text:s text:c="2"/>5 </text:p>
      <text:p text:style-name="P6"><text:s text:c="2"/>6 package body P1 is</text:p>
      <text:p text:style-name="P6"><text:s text:c="2"/>7 </text:p>
      <text:p text:style-name="P6"><text:s text:c="2"/>8 <text:s text:c="3"/>function addVector(a, b: Vector) return Vector is</text:p>
      <text:p text:style-name="P6"><text:s text:c="2"/>9 <text:s text:c="6"/>c: Vector;</text:p>
      <text:p text:style-name="P6"><text:s/>10 <text:s text:c="3"/>begin</text:p>
      <text:p text:style-name="P6"><text:s/>11 <text:s text:c="6"/>for i in 1..N loop</text:p>
      <text:p text:style-name="P6"><text:s/>12 <text:s text:c="9"/>c(i) := a(i) + b(i);</text:p>
      <text:p text:style-name="P6"><text:s/>13 <text:s text:c="6"/>end loop;</text:p>
      <text:p text:style-name="P6"><text:s/>14 <text:s text:c="6"/>return c;</text:p>
      <text:p text:style-name="P6"><text:s/>15 <text:s text:c="6"/></text:p>
      <text:p text:style-name="P6"><text:s/>16 <text:s text:c="3"/>exception</text:p>
      <text:p text:style-name="P6"><text:s/>17 <text:s text:c="3"/></text:p>
      <text:p text:style-name="P6"><text:s/>18 <text:s text:c="6"/>when Numeric_Error =&gt;</text:p>
      <text:p text:style-name="P6"><text:s/>19 <text:s text:c="9"/>put_line("Error while adding two vectors: values sum overflows range of integer");</text:p>
      <text:p text:style-name="P6"><text:s/>20 <text:s text:c="9"/>raise;</text:p>
      <text:p text:style-name="P6"><text:s/>21 <text:s text:c="9"/></text:p>
      <text:p text:style-name="P6"><text:s/>22 <text:s text:c="6"/>when others =&gt;</text:p>
      <text:p text:style-name="P6"><text:s/>23 <text:s text:c="9"/>put_line("Unknown error happens in attempt to calculate F1");</text:p>
      <text:p text:style-name="P6"><text:s/>24 <text:s text:c="9"/>raise;</text:p>
      <text:p text:style-name="P6"><text:s/>25 <text:s text:c="9"/></text:p>
      <text:p text:style-name="P6"><text:s/>26 <text:s text:c="3"/>end addVector;</text:p>
      <text:p text:style-name="P6"><text:s/>27 <text:s text:c="3"/></text:p>
      <text:p text:style-name="P6"><text:s/>28 <text:s text:c="3"/></text:p>
      <text:p text:style-name="P6"><text:s/>29 <text:s text:c="3"/>function getMaxElement(a: Vector) return integer is</text:p>
      <text:p text:style-name="P6"><text:s/>30 <text:s text:c="6"/>b: integer := a(1);</text:p>
      <text:p text:style-name="P6"><text:s/>31 <text:s text:c="3"/>begin</text:p>
      <text:p text:style-name="P6"><text:s/>32 <text:s text:c="6"/>for i in 2..N loop</text:p>
      <text:p text:style-name="P6"><text:s/>33 <text:s text:c="9"/>if b &lt; a(i) then</text:p>
      <text:p text:style-name="P6"><text:s/>34 <text:s text:c="12"/>b := a(i);</text:p>
      <text:p text:style-name="P6"><text:s/>35 <text:s text:c="9"/>end if;</text:p>
      <text:p text:style-name="P6"><text:s/>36 <text:s text:c="6"/>end loop;</text:p>
      <text:p text:style-name="P6"><text:s/>37 <text:s text:c="6"/>return b;</text:p>
      <text:p text:style-name="P6"><text:s/>38 <text:s text:c="3"/>end getMaxElement;</text:p>
      <text:p text:style-name="P6"><text:soft-page-break/><text:s/>39 <text:s text:c="3"/></text:p>
      <text:p text:style-name="P6"><text:s/>40 <text:s text:c="3"/></text:p>
      <text:p text:style-name="P6"><text:s/>41 <text:s text:c="3"/>-- d = MAX(A + B + C)</text:p>
      <text:p text:style-name="P6"><text:s/>42 <text:s text:c="3"/>function F1(A, B, C: Vector) return integer is</text:p>
      <text:p text:style-name="P6"><text:s/>43 <text:s text:c="3"/>begin</text:p>
      <text:p text:style-name="P6"><text:s/>44 <text:s text:c="3"/></text:p>
      <text:p text:style-name="P6"><text:s/>45 <text:s text:c="6"/>return getMaxElement(addVector(addVector(A, B), C));</text:p>
      <text:p text:style-name="P6"><text:s/>46 <text:s text:c="6"/></text:p>
      <text:p text:style-name="P6"><text:s/>47 <text:s text:c="3"/>exception</text:p>
      <text:p text:style-name="P6"><text:s/>48 </text:p>
      <text:p text:style-name="P6"><text:s/>49 <text:s text:c="6"/>when others =&gt;</text:p>
      <text:p text:style-name="P6"><text:s/>50 <text:s text:c="9"/>return 0;</text:p>
      <text:p text:style-name="P6"><text:s/>51 <text:s text:c="9"/></text:p>
      <text:p text:style-name="P6"><text:s/>52 <text:s text:c="3"/>end F1;</text:p>
      <text:p text:style-name="P6"><text:s/>53 <text:s text:c="3"/></text:p>
      <text:p text:style-name="P6"><text:s/>54 </text:p>
      <text:p text:style-name="P6"><text:s/>55 end P1;</text:p>
      <text:p text:style-name="P7"/>
      <text:p text:style-name="P7">Пакет 2:</text:p>
      <text:p text:style-name="P7">Source file: P1-P2.ada</text:p>
      <text:p text:style-name="P7"/>
      <text:p text:style-name="P7"><text:s text:c="2"/>1 package P1.P2 is</text:p>
      <text:p text:style-name="P7"><text:s text:c="2"/>2 </text:p>
      <text:p text:style-name="P7"><text:s text:c="2"/>3 <text:s text:c="3"/>type Matrix is private;</text:p>
      <text:p text:style-name="P7"><text:s text:c="2"/>4 </text:p>
      <text:p text:style-name="P7"><text:s text:c="2"/>5 <text:s text:c="3"/>function F2(MB: Matrix) return integer;</text:p>
      <text:p text:style-name="P7"><text:s text:c="2"/>6 </text:p>
      <text:p text:style-name="P7"><text:s text:c="2"/>7 private</text:p>
      <text:p text:style-name="P7"><text:s text:c="2"/>8 </text:p>
      <text:p text:style-name="P7"><text:s text:c="2"/>9 <text:s text:c="3"/>type Matrix is Array(1..N) of Vector;</text:p>
      <text:p text:style-name="P7"><text:s/>10 <text:s text:c="3"/></text:p>
      <text:p text:style-name="P7"><text:s/>11 end P1.P2;</text:p>
      <text:p text:style-name="P7"><text:s/>12 </text:p>
      <text:p text:style-name="P7"><text:s/>13 package body P1.P2 is</text:p>
      <text:p text:style-name="P7"><text:s/>14 </text:p>
      <text:p text:style-name="P7"><text:s/>15 <text:s text:c="3"/>function getMaxElement(a: Matrix) return integer is</text:p>
      <text:p text:style-name="P7"><text:s/>16 <text:s text:c="6"/>b: integer := a(1)(1);</text:p>
      <text:p text:style-name="P7"><text:s/>17 <text:s text:c="3"/>begin</text:p>
      <text:p text:style-name="P7"><text:s/>18 <text:s text:c="6"/>for i in 1..N loop</text:p>
      <text:p text:style-name="P7"><text:s/>19 <text:s text:c="9"/>for j in 1..N loop</text:p>
      <text:p text:style-name="P7"><text:s/>20 <text:s text:c="12"/>if b &lt; a(i)(j) then</text:p>
      <text:p text:style-name="P7"><text:s/>21 <text:s text:c="15"/>b := a(i)(j);</text:p>
      <text:p text:style-name="P7"><text:soft-page-break/><text:s/>22 <text:s text:c="12"/>end if;</text:p>
      <text:p text:style-name="P7"><text:s/>23 <text:s text:c="9"/>end loop;</text:p>
      <text:p text:style-name="P7"><text:s/>24 <text:s text:c="6"/>end loop;</text:p>
      <text:p text:style-name="P7"><text:s/>25 <text:s text:c="6"/>return b;</text:p>
      <text:p text:style-name="P7"><text:s/>26 <text:s text:c="3"/>end getMaxElement;</text:p>
      <text:p text:style-name="P7"><text:s/>27 </text:p>
      <text:p text:style-name="P7"><text:s/>28 <text:s text:c="3"/>-- x = MAX(MB)</text:p>
      <text:p text:style-name="P7"><text:s/>29 <text:s text:c="3"/>function F2(MB: Matrix) return integer is</text:p>
      <text:p text:style-name="P7"><text:s/>30 <text:s text:c="3"/>begin</text:p>
      <text:p text:style-name="P7"><text:s/>31 <text:s text:c="6"/>return getMaxElement(MB);</text:p>
      <text:p text:style-name="P7"><text:s/>32 <text:s text:c="3"/>end F2 <text:s text:c="3"/></text:p>
      <text:p text:style-name="P7"><text:s/>33 <text:s text:c="3"/></text:p>
      <text:p text:style-name="P7"><text:s/>34 end P1.P2;</text:p>
      <text:p text:style-name="P7"/>
      <text:p text:style-name="P7">Пакет 3:</text:p>
      <text:p text:style-name="P7"/>
      <text:p text:style-name="P7">Source file: P1-P2-P3.ada</text:p>
      <text:p text:style-name="P7"><text:s text:c="2"/>1 with Ada.Text_IO;</text:p>
      <text:p text:style-name="P7"><text:s text:c="2"/>2 use Ada.Text_IO;</text:p>
      <text:p text:style-name="P7"><text:s text:c="2"/>3 </text:p>
      <text:p text:style-name="P7"><text:s text:c="2"/>4 package P1.P2.P3 is</text:p>
      <text:p text:style-name="P7"><text:s text:c="2"/>5 </text:p>
      <text:p text:style-name="P7"><text:s text:c="2"/>6 <text:s text:c="3"/>function F3(B: Vector; MD, MA, MB: Matrix) return Vector;</text:p>
      <text:p text:style-name="P7"><text:s text:c="2"/>7 <text:s text:c="3"/></text:p>
      <text:p text:style-name="P7"><text:s text:c="2"/>8 end P1.P2.P3;</text:p>
      <text:p text:style-name="P7"><text:s text:c="2"/>9 </text:p>
      <text:p text:style-name="P7"><text:s/>10 package body P1.P2.P3 is</text:p>
      <text:p text:style-name="P7"><text:s/>11 <text:s text:c="3"/></text:p>
      <text:p text:style-name="P7"><text:s/>12 <text:s text:c="3"/>function multiplyVectorByMatrix(a: Vector; b: Matrix) return Vector is</text:p>
      <text:p text:style-name="P7"><text:s/>13 <text:s text:c="6"/>c: Vector;</text:p>
      <text:p text:style-name="P7"><text:s/>14 <text:s text:c="3"/>begin</text:p>
      <text:p text:style-name="P7"><text:s/>15 <text:s text:c="6"/>for i in 1..N loop</text:p>
      <text:p text:style-name="P7"><text:s/>16 <text:s text:c="9"/>c(i) := 0;</text:p>
      <text:p text:style-name="P7"><text:s/>17 <text:s text:c="9"/>for j in 1..N loop</text:p>
      <text:p text:style-name="P7"><text:s/>18 <text:s text:c="12"/>c(i) := c(i) + a(i) * b(i)(j);</text:p>
      <text:p text:style-name="P7"><text:s/>19 <text:s text:c="9"/>end loop;</text:p>
      <text:p text:style-name="P7"><text:s/>20 <text:s text:c="6"/>end loop;</text:p>
      <text:p text:style-name="P7"><text:s/>21 <text:s text:c="6"/>return c;</text:p>
      <text:p text:style-name="P7"><text:s/>22 <text:s text:c="6"/></text:p>
      <text:p text:style-name="P7"><text:s/>23 <text:s text:c="3"/>exception</text:p>
      <text:p text:style-name="P7"><text:s/>24 <text:s text:c="3"/></text:p>
      <text:p text:style-name="P7"><text:soft-page-break/><text:s/>25 <text:s text:c="6"/>when Numeric_Error =&gt;</text:p>
      <text:p text:style-name="P7"><text:s/>26 <text:s text:c="9"/>put_line("Error while multiplying vector by matrix: overflow reached");</text:p>
      <text:p text:style-name="P7"><text:s/>27 <text:s text:c="9"/>raise;</text:p>
      <text:p text:style-name="P7"><text:s/>28 <text:s text:c="9"/></text:p>
      <text:p text:style-name="P7"><text:s/>29 <text:s text:c="6"/>when others =&gt;</text:p>
      <text:p text:style-name="P7"><text:s/>30 <text:s text:c="9"/>raise;</text:p>
      <text:p text:style-name="P7"><text:s/>31 <text:s text:c="9"/></text:p>
      <text:p text:style-name="P7"><text:s/>32 <text:s text:c="3"/>end multiplyVectorByMatrix;</text:p>
      <text:p text:style-name="P7"><text:s/>33 <text:s text:c="3"/></text:p>
      <text:p text:style-name="P7"><text:s/>34 <text:s text:c="3"/></text:p>
      <text:p text:style-name="P7"><text:s/>35 <text:s text:c="3"/></text:p>
      <text:p text:style-name="P7"><text:s/>36 <text:s text:c="3"/>procedure sortVectorInAscendingOrder(a: in out Vector) is</text:p>
      <text:p text:style-name="P7"><text:s/>37 <text:s text:c="6"/>tempMin,</text:p>
      <text:p text:style-name="P7"><text:s/>38 <text:s text:c="6"/>tempMinPos,</text:p>
      <text:p text:style-name="P7"><text:s/>39 <text:s text:c="6"/>buffer: integer;</text:p>
      <text:p text:style-name="P7"><text:s/>40 <text:s text:c="3"/>begin</text:p>
      <text:p text:style-name="P7"><text:s/>41 <text:s text:c="6"/>for i in 1..N - 1 loop</text:p>
      <text:p text:style-name="P7"><text:s/>42 <text:s text:c="9"/>tempMin := a(i);</text:p>
      <text:p text:style-name="P7"><text:s/>43 <text:s text:c="9"/>tempMinPos := i;</text:p>
      <text:p text:style-name="P7"><text:s/>44 <text:s text:c="9"/>for j in i..N loop</text:p>
      <text:p text:style-name="P7"><text:s/>45 <text:s text:c="12"/>if tempMin &gt; a(j) then</text:p>
      <text:p text:style-name="P7"><text:s/>46 <text:s text:c="15"/>tempMin := a(j);</text:p>
      <text:p text:style-name="P7"><text:s/>47 <text:s text:c="15"/>tempMinPos := j;</text:p>
      <text:p text:style-name="P7"><text:s/>48 <text:s text:c="12"/>end if;</text:p>
      <text:p text:style-name="P7"><text:s/>49 <text:s text:c="9"/>end loop;</text:p>
      <text:p text:style-name="P7"><text:s/>50 <text:s text:c="9"/>buffer := a(i);</text:p>
      <text:p text:style-name="P7"><text:s/>51 <text:s text:c="9"/>a(i) := a(tempMinPos);</text:p>
      <text:p text:style-name="P7"><text:s/>52 <text:s text:c="9"/>a(tempMinPos) := buffer;</text:p>
      <text:p text:style-name="P7"><text:s/>53 <text:s text:c="6"/>end loop;</text:p>
      <text:p text:style-name="P7"><text:s/>54 <text:s text:c="3"/>end sortVectorInAscendingOrder;</text:p>
      <text:p text:style-name="P7"><text:s/>55 <text:s text:c="3"/></text:p>
      <text:p text:style-name="P7"><text:s/>56 <text:s text:c="3"/></text:p>
      <text:p text:style-name="P7"><text:s/>57 <text:s text:c="3"/></text:p>
      <text:p text:style-name="P7"><text:s/>58 <text:s text:c="3"/>function subtractMatrix(a, b: Matrix) return Matrix is</text:p>
      <text:p text:style-name="P7"><text:s/>59 <text:s text:c="6"/>c: Matrix;</text:p>
      <text:p text:style-name="P7"><text:s/>60 <text:s text:c="3"/>begin</text:p>
      <text:p text:style-name="P7"><text:s/>61 <text:s text:c="6"/>for i in 1..N loop</text:p>
      <text:p text:style-name="P7"><text:s/>62 <text:s text:c="9"/>for j in 1..N loop</text:p>
      <text:p text:style-name="P7"><text:s/>63 <text:s text:c="12"/>c(i)(j) := a(i)(j) - b(i)(j);</text:p>
      <text:p text:style-name="P7"><text:s/>64 <text:s text:c="9"/>end loop;</text:p>
      <text:p text:style-name="P7"><text:s/>65 <text:s text:c="6"/>end loop;</text:p>
      <text:p text:style-name="P7"><text:soft-page-break/><text:s/>66 <text:s text:c="6"/>return c;</text:p>
      <text:p text:style-name="P7"><text:s/>67 <text:s text:c="6"/></text:p>
      <text:p text:style-name="P7"><text:s/>68 <text:s text:c="3"/>exception</text:p>
      <text:p text:style-name="P7"><text:s/>69 <text:s text:c="3"/></text:p>
      <text:p text:style-name="P7"><text:s/>70 <text:s text:c="6"/>when Numeric_Error =&gt;</text:p>
      <text:p text:style-name="P7"><text:s/>71 <text:s text:c="9"/>put_line("Error while subtracting matrices");</text:p>
      <text:p text:style-name="P7"><text:s/>72 <text:s text:c="9"/>raise;</text:p>
      <text:p text:style-name="P7"><text:s/>73 <text:s text:c="9"/></text:p>
      <text:p text:style-name="P7"><text:s/>74 <text:s text:c="6"/>when others =&gt;</text:p>
      <text:p text:style-name="P7"><text:s/>75 <text:s text:c="9"/>raise;</text:p>
      <text:p text:style-name="P7"><text:s/>76 <text:s text:c="9"/></text:p>
      <text:p text:style-name="P7"><text:s/>77 <text:s text:c="3"/>end subtractMatrix;</text:p>
      <text:p text:style-name="P7"><text:s/>78 <text:s text:c="3"/></text:p>
      <text:p text:style-name="P7"><text:s/>79 <text:s text:c="3"/></text:p>
      <text:p text:style-name="P7"><text:s/>80 <text:s text:c="3"/></text:p>
      <text:p text:style-name="P7"><text:s/>81 <text:s text:c="3"/>-- W = SORT(B * MD) * (MA - MB)</text:p>
      <text:p text:style-name="P7"><text:s/>82 <text:s text:c="3"/>function F3(B: Vector; MD, MA, MB: Matrix) return Vector is</text:p>
      <text:p text:style-name="P7"><text:s/>83 <text:s text:c="6"/>W: Vector;</text:p>
      <text:p text:style-name="P7"><text:s/>84 <text:s text:c="3"/>begin</text:p>
      <text:p text:style-name="P7"><text:s/>85 <text:s text:c="6"/>W := multiplyVectorByMatrix(B, MD);</text:p>
      <text:p text:style-name="P7"><text:s/>86 <text:s text:c="6"/>sortVectorInAscendingOrder(W);</text:p>
      <text:p text:style-name="P7"><text:s/>87 <text:s text:c="6"/>return multiplyVectorByMatrix(W, subtractMatrix(MA, MB));</text:p>
      <text:p text:style-name="P7"><text:s/>88 <text:s text:c="3"/>end F3;</text:p>
      <text:p text:style-name="P7"><text:s/>89 <text:s text:c="3"/></text:p>
      <text:p text:style-name="P7"><text:s/>90 end P1.P2.P3;</text:p>
      <text:p text:style-name="P7"/>
      <text:p text:style-name="P7">Пакет 4:</text:p>
      <text:p text:style-name="P7">Source file: P1-P2-P4.ada</text:p>
      <text:p text:style-name="P7"><text:s text:c="2"/>1 with Ada.Text_IO,</text:p>
      <text:p text:style-name="P7"><text:s text:c="2"/>2 <text:s text:c="3"/>Ada.Integer_Text_IO;</text:p>
      <text:p text:style-name="P7"><text:s text:c="2"/>3 use Ada.Text_IO,</text:p>
      <text:p text:style-name="P7"><text:s text:c="2"/>4 <text:s text:c="3"/>Ada.Integer_Text_IO;</text:p>
      <text:p text:style-name="P7"><text:s text:c="2"/>5 </text:p>
      <text:p text:style-name="P7"><text:s text:c="2"/>6 package P1.P2.P4 is</text:p>
      <text:p text:style-name="P7"><text:s text:c="2"/>7 <text:s text:c="3"/></text:p>
      <text:p text:style-name="P7"><text:s text:c="2"/>8 <text:s text:c="3"/>procedure inputVectorTo(a: out Vector);</text:p>
      <text:p text:style-name="P7"><text:s text:c="2"/>9 <text:s text:c="3"/>procedure inputMatrixTo(a: out Matrix);</text:p>
      <text:p text:style-name="P7"><text:s/>10 <text:s text:c="3"/>procedure outputVector(a: in Vector);</text:p>
      <text:p text:style-name="P7"><text:s/>11 <text:s text:c="3"/></text:p>
      <text:p text:style-name="P7"><text:s/>12 end P1.P2.P4;</text:p>
      <text:p text:style-name="P7"><text:s/>13 </text:p>
      <text:p text:style-name="P7"><text:s/>14 package body P1.P2.P4 is</text:p>
      <text:p text:style-name="P7"><text:soft-page-break/><text:s/>15 <text:s text:c="3"/></text:p>
      <text:p text:style-name="P7"><text:s/>16 <text:s text:c="3"/>procedure inputVectorTo(a: out Vector) is</text:p>
      <text:p text:style-name="P7"><text:s/>17 <text:s text:c="3"/>begin</text:p>
      <text:p text:style-name="P7"><text:s/>18 <text:s text:c="6"/>for i in 1..N loop</text:p>
      <text:p text:style-name="P7"><text:s/>19 <text:s text:c="9"/>loop </text:p>
      <text:p text:style-name="P7"><text:s/>20 <text:s text:c="12"/>begin</text:p>
      <text:p text:style-name="P7"><text:s/>21 <text:s text:c="15"/>get(a(i));</text:p>
      <text:p text:style-name="P7"><text:s/>22 <text:s text:c="15"/>exit;</text:p>
      <text:p text:style-name="P7"><text:s/>23 <text:s text:c="12"/>exception</text:p>
      <text:p text:style-name="P7"><text:s/>24 <text:s text:c="15"/>when Data_Error =&gt;</text:p>
      <text:p text:style-name="P7"><text:s/>25 <text:s text:c="18"/>put_line("Error: illegal value entered. Please, enter integer value");</text:p>
      <text:p text:style-name="P7"><text:s/>26 <text:s text:c="18"/>Ada.Text_IO.Skip_Line;</text:p>
      <text:p text:style-name="P7"><text:s/>27 <text:s text:c="15"/>when others =&gt;</text:p>
      <text:p text:style-name="P7"><text:s/>28 <text:s text:c="18"/>put_line("Unknown error");</text:p>
      <text:p text:style-name="P7"><text:s/>29 <text:s text:c="18"/>raise;</text:p>
      <text:p text:style-name="P7"><text:s/>30 <text:s text:c="12"/>end;</text:p>
      <text:p text:style-name="P7"><text:s/>31 <text:s text:c="9"/>end loop;</text:p>
      <text:p text:style-name="P7"><text:s/>32 <text:s text:c="6"/>end loop;</text:p>
      <text:p text:style-name="P7"><text:s/>33 <text:s text:c="3"/>end inputVectorTo;</text:p>
      <text:p text:style-name="P7"><text:s/>34 <text:s text:c="3"/></text:p>
      <text:p text:style-name="P7"><text:s/>35 <text:s text:c="3"/></text:p>
      <text:p text:style-name="P7"><text:s/>36 <text:s text:c="3"/>procedure inputMatrixTo(a: out Matrix) is</text:p>
      <text:p text:style-name="P7"><text:s/>37 <text:s text:c="3"/>begin</text:p>
      <text:p text:style-name="P7"><text:s/>38 <text:s text:c="6"/>for i in 1..N loop</text:p>
      <text:p text:style-name="P7"><text:s/>39 <text:s text:c="9"/>inputVectorTo(a(i));</text:p>
      <text:p text:style-name="P7"><text:s/>40 <text:s text:c="6"/>end loop;</text:p>
      <text:p text:style-name="P7"><text:s/>41 <text:s text:c="3"/>end inputMatrixTo;</text:p>
      <text:p text:style-name="P7"><text:s/>42 <text:s text:c="3"/></text:p>
      <text:p text:style-name="P7"><text:s/>43 <text:s text:c="3"/></text:p>
      <text:p text:style-name="P7"><text:s/>44 <text:s text:c="3"/>procedure outputVector(a: in Vector) is</text:p>
      <text:p text:style-name="P7"><text:s/>45 <text:s text:c="3"/>begin</text:p>
      <text:p text:style-name="P7"><text:s/>46 <text:s text:c="6"/>put("(");</text:p>
      <text:p text:style-name="P7"><text:s/>47 <text:s text:c="6"/>put(a(1), 3);</text:p>
      <text:p text:style-name="P7"><text:s/>48 <text:s text:c="6"/>for i in 2..N loop</text:p>
      <text:p text:style-name="P7"><text:s/>49 <text:s text:c="9"/>put(", ");</text:p>
      <text:p text:style-name="P7"><text:s/>50 <text:s text:c="9"/>put(a(i), 3);</text:p>
      <text:p text:style-name="P7"><text:s/>51 <text:s text:c="6"/>end loop;</text:p>
      <text:p text:style-name="P7"><text:s/>52 <text:s text:c="6"/>put_line(")");</text:p>
      <text:p text:style-name="P7"><text:s/>53 <text:s text:c="3"/>end outputVector;</text:p>
      <text:p text:style-name="P7"><text:s/>54 <text:s text:c="3"/></text:p>
      <text:p text:style-name="P7"><text:s/>55 end P1.P2.P4;</text:p>
      <text:p text:style-name="P7"><text:soft-page-break/>Главная программа:</text:p>
      <text:p text:style-name="P7">Source file: L2.ada</text:p>
      <text:p text:style-name="P7"><text:s text:c="2"/>1 ----------------------------</text:p>
      <text:p text:style-name="P7"><text:s text:c="2"/>2 -- Lab2</text:p>
      <text:p text:style-name="P7"><text:s text:c="2"/>3 -- Kushnirenko Alexander</text:p>
      <text:p text:style-name="P7"><text:s text:c="2"/>4 -- IO 81</text:p>
      <text:p text:style-name="P7"><text:s text:c="2"/>5 -- F1: d = MAX(A + B + C)</text:p>
      <text:p text:style-name="P7"><text:s text:c="2"/>6 -- F2: x = MAX(MB)</text:p>
      <text:p text:style-name="P7"><text:s text:c="2"/>7 -- F3: W = SORT(B * MD) * (MA - MB)</text:p>
      <text:p text:style-name="P7"><text:s text:c="2"/>8 ----------------------------</text:p>
      <text:p text:style-name="P7"><text:s text:c="2"/>9 </text:p>
      <text:p text:style-name="P7"><text:s/>10 with</text:p>
      <text:p text:style-name="P7"><text:s/>11 <text:s text:c="3"/>Ada.Text_IO,</text:p>
      <text:p text:style-name="P7"><text:s/>12 <text:s text:c="3"/>Ada.Integer_Text_IO,</text:p>
      <text:p text:style-name="P7"><text:s/>13 <text:s text:c="3"/>P1,</text:p>
      <text:p text:style-name="P7"><text:s/>14 <text:s text:c="3"/>P1.P2,</text:p>
      <text:p text:style-name="P7"><text:s/>15 <text:s text:c="3"/>P1.P2.P3,</text:p>
      <text:p text:style-name="P7"><text:s/>16 <text:s text:c="3"/>P1.P2.P4;</text:p>
      <text:p text:style-name="P7"><text:s/>17 use</text:p>
      <text:p text:style-name="P7"><text:s/>18 <text:s text:c="3"/>Ada.Text_IO,</text:p>
      <text:p text:style-name="P7"><text:s/>19 <text:s text:c="3"/>Ada.Integer_Text_IO,</text:p>
      <text:p text:style-name="P7"><text:s/>20 <text:s text:c="3"/>P1,</text:p>
      <text:p text:style-name="P7"><text:s/>21 <text:s text:c="3"/>P1.P2,</text:p>
      <text:p text:style-name="P7"><text:s/>22 <text:s text:c="3"/>P1.P2.P3,</text:p>
      <text:p text:style-name="P7"><text:s/>23 <text:s text:c="3"/>P1.P2.P4;</text:p>
      <text:p text:style-name="P7"><text:s/>24 </text:p>
      <text:p text:style-name="P7"><text:s/>25 procedure L2 is</text:p>
      <text:p text:style-name="P7"><text:s/>26 </text:p>
      <text:p text:style-name="P7"><text:s/>27 <text:s text:c="3"/>A, B, C: Vector;</text:p>
      <text:p text:style-name="P7"><text:s/>28 <text:s text:c="3"/>MA, MB, MD: Matrix;</text:p>
      <text:p text:style-name="P7"><text:s/>29 <text:s text:c="3"/></text:p>
      <text:p text:style-name="P7"><text:s/>30 <text:s text:c="3"/>package P1 is</text:p>
      <text:p text:style-name="P7"><text:s/>31 </text:p>
      <text:p text:style-name="P7"><text:s/>32 <text:s text:c="6"/>N: constant integer := 3;</text:p>
      <text:p text:style-name="P7"><text:s/>33 </text:p>
      <text:p text:style-name="P7"><text:s/>34 <text:s text:c="6"/>type Vector is private;</text:p>
      <text:p text:style-name="P7"><text:s/>35 <text:s text:c="3"/></text:p>
      <text:p text:style-name="P7"><text:s/>36 <text:s text:c="6"/>function F1(A, B, C: Vector) return integer;</text:p>
      <text:p text:style-name="P7"><text:s/>37 </text:p>
      <text:p text:style-name="P7"><text:s/>38 <text:s text:c="3"/>private</text:p>
      <text:p text:style-name="P7"><text:s/>39 </text:p>
      <text:p text:style-name="P7"><text:s/>40 <text:s text:c="6"/>type Vector is Array(1..N) of integer;</text:p>
      <text:p text:style-name="P7"><text:soft-page-break/><text:s/>41 <text:s text:c="3"/></text:p>
      <text:p text:style-name="P7"><text:s/>42 <text:s text:c="3"/>end P1;</text:p>
      <text:p text:style-name="P7"><text:s/>43 <text:s text:c="3"/></text:p>
      <text:p text:style-name="P7"><text:s/>44 <text:s text:c="3"/>package body P1 is separate;</text:p>
      <text:p text:style-name="P7"><text:s/>45 <text:s text:c="3"/></text:p>
      <text:p text:style-name="P7"><text:s/>46 begin</text:p>
      <text:p text:style-name="P7"><text:s/>47 <text:s text:c="3"/></text:p>
      <text:p text:style-name="P7"><text:s/>48 <text:s text:c="3"/>-- F1 --</text:p>
      <text:p text:style-name="P7"><text:s/>49 <text:s text:c="6"/>new_line;</text:p>
      <text:p text:style-name="P7"><text:s/>50 <text:s text:c="6"/>put_line("F1: MAX(A + B + C)");</text:p>
      <text:p text:style-name="P7"><text:s/>51 <text:s text:c="6"/>new_line;</text:p>
      <text:p text:style-name="P7"><text:s/>52 <text:s text:c="3"/></text:p>
      <text:p text:style-name="P7"><text:s/>53 <text:s text:c="6"/>put_line("Input vector A: ");</text:p>
      <text:p text:style-name="P7"><text:s/>54 <text:s text:c="6"/>inputVectorTo(A);</text:p>
      <text:p text:style-name="P7"><text:s/>55 <text:s text:c="6"/>new_line;</text:p>
      <text:p text:style-name="P7"><text:s/>56 <text:s text:c="3"/></text:p>
      <text:p text:style-name="P7"><text:s/>57 <text:s text:c="6"/>put_line("Input vector B: ");</text:p>
      <text:p text:style-name="P7"><text:s/>58 <text:s text:c="6"/>inputVectorTo(B);</text:p>
      <text:p text:style-name="P7"><text:s/>59 <text:s text:c="6"/>new_line;</text:p>
      <text:p text:style-name="P7"><text:s/>60 <text:s text:c="3"/></text:p>
      <text:p text:style-name="P7"><text:s/>61 <text:s text:c="6"/>put_line("Input vector C: ");</text:p>
      <text:p text:style-name="P7"><text:s/>62 <text:s text:c="6"/>inputVectorTo(C);</text:p>
      <text:p text:style-name="P7"><text:s/>63 <text:s text:c="6"/>new_line;</text:p>
      <text:p text:style-name="P7"><text:s/>64 <text:s text:c="3"/></text:p>
      <text:p text:style-name="P7"><text:s/>65 <text:s text:c="6"/>put("MAX(A + B + C) = ");</text:p>
      <text:p text:style-name="P7"><text:s/>66 <text:s text:c="6"/>put(F1(A, B, C), 3);</text:p>
      <text:p text:style-name="P7"><text:s/>67 <text:s text:c="6"/>new_line;</text:p>
      <text:p text:style-name="P7"><text:s/>68 <text:s text:c="3"/>--------</text:p>
      <text:p text:style-name="P7"><text:s/>69 <text:s text:c="3"/></text:p>
      <text:p text:style-name="P7"><text:s/>70 <text:s text:c="3"/>-- F2 --</text:p>
      <text:p text:style-name="P7"><text:s/>71 <text:s text:c="6"/>new_line(2);</text:p>
      <text:p text:style-name="P7"><text:s/>72 <text:s text:c="6"/>put_line("F2: MAX(MB)");</text:p>
      <text:p text:style-name="P7"><text:s/>73 <text:s text:c="6"/>new_line;</text:p>
      <text:p text:style-name="P7"><text:s/>74 <text:s text:c="6"/>put_line("Input matrix MB: ");</text:p>
      <text:p text:style-name="P7"><text:s/>75 <text:s text:c="6"/>inputMatrixTo(MB);</text:p>
      <text:p text:style-name="P7"><text:s/>76 <text:s text:c="6"/>new_line;</text:p>
      <text:p text:style-name="P7"><text:s/>77 <text:s text:c="3"/></text:p>
      <text:p text:style-name="P7"><text:s/>78 <text:s text:c="6"/>put("MAX(MB) = ");</text:p>
      <text:p text:style-name="P7"><text:s/>79 <text:s text:c="6"/>put(F2(MB), 3);</text:p>
      <text:p text:style-name="P7"><text:s/>80 <text:s text:c="6"/>new_line;</text:p>
      <text:p text:style-name="P7"><text:s/>81 <text:s text:c="3"/>--------</text:p>
      <text:p text:style-name="P7"><text:s/>82 <text:s text:c="3"/></text:p>
      <text:p text:style-name="P7"><text:soft-page-break/><text:s/>83 <text:s text:c="3"/>-- F3 --</text:p>
      <text:p text:style-name="P7"><text:s/>84 <text:s text:c="6"/>new_line(2);</text:p>
      <text:p text:style-name="P7"><text:s/>85 <text:s text:c="6"/>put_line("F3: SORT(B * MD) * (MA - MB)");</text:p>
      <text:p text:style-name="P7"><text:s/>86 <text:s text:c="6"/>new_line;</text:p>
      <text:p text:style-name="P7"><text:s/>87 <text:s text:c="6"/>put_line("Input vector B: ");</text:p>
      <text:p text:style-name="P7"><text:s/>88 <text:s text:c="6"/>inputVectorTo(B);</text:p>
      <text:p text:style-name="P7"><text:s/>89 <text:s text:c="6"/>new_line;</text:p>
      <text:p text:style-name="P7"><text:s/>90 <text:s text:c="6"/>put_line("Input matrix MD: ");</text:p>
      <text:p text:style-name="P7"><text:s/>91 <text:s text:c="6"/>inputMatrixTo(MD);</text:p>
      <text:p text:style-name="P7"><text:s/>92 <text:s text:c="6"/>new_line;</text:p>
      <text:p text:style-name="P7"><text:s/>93 <text:s text:c="6"/>put_line("Input matrix MA: ");</text:p>
      <text:p text:style-name="P7"><text:s/>94 <text:s text:c="6"/>inputMatrixTo(MA);</text:p>
      <text:p text:style-name="P7"><text:s/>95 <text:s text:c="6"/>new_line;</text:p>
      <text:p text:style-name="P7"><text:s/>96 <text:s text:c="6"/>put_line("Input matrix MB: ");</text:p>
      <text:p text:style-name="P7"><text:s/>97 <text:s text:c="6"/>inputMatrixTo(MB);</text:p>
      <text:p text:style-name="P7"><text:s/>98 <text:s text:c="6"/>new_line;</text:p>
      <text:p text:style-name="P7"><text:s/>99 <text:s text:c="3"/></text:p>
      <text:p text:style-name="P7">100 <text:s text:c="6"/>put("SORT(B * MD) * (MA - MB) = ");</text:p>
      <text:p text:style-name="P7">101 <text:s text:c="6"/>outputVector(F3(B, MD, MA, MB));</text:p>
      <text:p text:style-name="P7">102 <text:s text:c="6"/>new_line;</text:p>
      <text:p text:style-name="P7">103 <text:s text:c="3"/>--------</text:p>
      <text:p text:style-name="P7">104 <text:s text:c="3"/></text:p>
      <text:p text:style-name="P7">105 exception</text:p>
      <text:p text:style-name="P7">106 </text:p>
      <text:p text:style-name="P7">107 <text:s text:c="3"/>when others =&gt;</text:p>
      <text:p text:style-name="P7">108 <text:s text:c="6"/>put_line("F3 has not been calculated");</text:p>
      <text:p text:style-name="P7">109 <text:s text:c="6"/></text:p>
      <text:p text:style-name="P7">110 end L2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Tlwg Typist" svg:font-family="'Tlwg Typis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lex </meta:initial-creator>
    <meta:creation-date>2010-09-16T12:27:55</meta:creation-date>
    <dc:date>2010-10-07T12:44:30</dc:date>
    <dc:creator>alex </dc:creator>
    <meta:editing-duration>PT00H38M12S</meta:editing-duration>
    <meta:editing-cycles>18</meta:editing-cycles>
    <meta:generator>OpenOffice.org/3.2$Linux OpenOffice.org_project/320m12$Build-9483</meta:generator>
    <meta:document-statistic meta:table-count="0" meta:image-count="0" meta:object-count="0" meta:page-count="10" meta:paragraph-count="362" meta:word-count="1145" meta:character-count="8143"/>
  </office:meta>
</office:document-meta>
</file>